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2ds1-2sp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 table:number-columns-repeated="2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 table:number-rows-repeated="2">
          <table:table-cell table:style-name="ce4" table:number-columns-repeated="4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>
            <text:p>c2ds3-2g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-médias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4" table:number-columns-repeated="101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anotar o AR de cada caso</text:p>
          </table:table-cell>
          <table:table-cell table:style-name="ce4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2"/>
          <table:table-cell table:style-name="ce6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monkey</text:p>
          </table:table-cell>
          <table:table-cell table:style-name="ce4" table:number-columns-repeated="2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K-médias (com 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7" office:value-type="string" calcext:value-type="string">
            <text:p>average-link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0.42891872247627943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.5186847643237168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0.6116365735234649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0.479392002779678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0.6192809063170486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0.48910371573537775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0.4224024552517127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0.5514889289321689</text:p>
          </table:table-cell>
          <table:table-cell table:style-name="ce4"/>
          <table:table-cell table:style-name="ce6"/>
          <table:table-cell table:number-columns-repeated="2"/>
          <table:table-cell table:style-name="ce6"/>
          <table:table-cell table:number-columns-repeated="1017"/>
        </table:table-row>
        <table:table-row table:style-name="ro1" table:number-rows-repeated="974">
          <table:table-cell table:number-columns-repeated="6"/>
          <table:table-cell table:style-name="ce6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2:09:06.151686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8T22:14:58.427625097</dc:date>
    <meta:editing-duration>PT5M52S</meta:editing-duration>
    <meta:editing-cycles>1</meta:editing-cycles>
    <meta:document-statistic meta:table-count="1" meta:cell-count="41" meta:object-count="0"/>
  </office:meta>
</office:document-meta>
</file>